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false" table:style-name="Tableau1.C1">
              <text:p text:style-name="P1">C</text:p>
            </table:table-cell>
          </table:table-row>
        </table:table-header-rows>
        <table:table-row>
          <table:table-cell office:value-type="string" table:protected="false" table:style-name="Tableau1.A2">
            <text:p text:style-name="Table_20_Contents">a</text:p>
          </table:table-cell>
          <table:table-cell office:value-type="string" table:protected="false" table:style-name="Tableau1.A2">
            <text:p text:style-name="Table_20_Contents">P1</text:p>
          </table:table-cell>
          <table:table-cell office:value-type="string" table:protected="false" table:style-name="Tableau1.A2">
            <text:p text:style-name="Table_20_Contents">P2</text:p>
          </table:table-cell>
        </table:table-row>
        <table:table-row>
          <table:table-cell office:value-type="string" table:protected="false" table:style-name="Tableau1.A2">
            <text:p text:style-name="Table_20_Contents">P3</text:p>
          </table:table-cell>
          <table:table-cell office:value-type="string" table:protected="false" table:style-name="Tableau1.A2">
            <text:p text:style-name="Table_20_Contents">P4</text:p>
          </table:table-cell>
          <table:table-cell office:value-type="string" table:protected="false" table:style-name="Tableau1.A2">
            <text:p text:style-name="Table_20_Contents">P5</text:p>
          </table:table-cell>
        </table:table-row>
        <table:table-row>
          <table:table-cell office:value-type="string" table:protected="false" table:style-name="Tableau1.A2">
            <text:p text:style-name="Table_20_Contents">P6</text:p>
          </table:table-cell>
          <table:table-cell office:value-type="string" table:protected="false" table:style-name="Tableau1.A2">
            <text:p text:style-name="Table_20_Contents">P7</text:p>
          </table:table-cell>
          <table:table-cell office:value-type="string" table:protected="false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protected="false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ond pag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8.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7T18:35:32</dc:date>
    <dc:language>fr-BE</dc:language>
    <meta:editing-cycles>3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" meta:word-count="30" meta:character-count="145"/>
    <dc:title>headerFooter</dc:title>
  </office:meta>
</office:document-meta>
</file>